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3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an't Take Me Home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office:value-type="string">
            <text:p>M!ssundaztood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Try This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I'm Not Dead</text:p>
          </table:table-cell>
          <table:table-cell office:value-type="float" office:value="2006">
            <text:p>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2">06/22/2007</text:date>, <text:time>10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2T10:15:37</meta:creation-date>
    <dc:date>2007-06-22T10:19:20</dc:date>
    <dc:language>en-GB</dc:language>
    <meta:editing-cycles>2</meta:editing-cycles>
    <meta:editing-duration>PT3M43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